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Header">
      <style:paragraph-properties fo:text-align="center" style:justify-single-word="false"/>
      <style:text-properties style:font-name="Arial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Times New Roman" fo:font-size="12pt" fo:font-style="normal" fo:font-weight="normal" officeooo:rsid="001c0eda" officeooo:paragraph-rsid="001c0ed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font-name="Times New Roman" fo:font-size="12pt" fo:font-style="normal" fo:font-weight="normal" officeooo:rsid="003b7404" officeooo:paragraph-rsid="003b7404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font-name="Times New Roman" fo:font-size="12pt" fo:font-style="normal" fo:font-weight="normal" officeooo:rsid="004d1944" officeooo:paragraph-rsid="004d1944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style="normal" fo:font-weight="normal" officeooo:rsid="0051a591" officeooo:paragraph-rsid="0051a591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style:font-name="Times New Roman" fo:font-size="12pt" fo:font-style="normal" fo:font-weight="normal" officeooo:rsid="0049e43f" officeooo:paragraph-rsid="0049e43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2">
      <style:text-properties style:font-name="Times New Roman" fo:font-size="12pt" fo:font-style="normal" fo:font-weight="normal" officeooo:rsid="001ef8a8" officeooo:paragraph-rsid="001ef8a8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2">
      <style:text-properties style:font-name="Times New Roman" fo:font-size="12pt" fo:font-style="normal" fo:font-weight="normal" officeooo:rsid="004d1944" officeooo:paragraph-rsid="004d194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2">
      <style:text-properties style:font-name="Times New Roman" fo:font-size="12pt" fo:font-style="normal" fo:font-weight="normal" officeooo:rsid="004b61a9" officeooo:paragraph-rsid="0051a591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2">
      <style:text-properties style:font-name="Times New Roman" fo:font-size="12pt" fo:font-style="normal" fo:font-weight="normal" officeooo:rsid="00580fa5" officeooo:paragraph-rsid="00580fa5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2">
      <style:text-properties style:font-name="Times New Roman" fo:font-size="12pt" fo:font-style="normal" fo:font-weight="normal" officeooo:rsid="00580fa5" officeooo:paragraph-rsid="006141a1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2">
      <style:text-properties style:font-name="Times New Roman" fo:font-size="12pt" fo:font-style="normal" fo:font-weight="normal" officeooo:rsid="00580fa5" officeooo:paragraph-rsid="00622835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2">
      <style:text-properties style:font-name="Times New Roman" fo:font-size="12pt" fo:font-style="normal" fo:font-weight="normal" officeooo:rsid="00597c42" officeooo:paragraph-rsid="00597c42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text-properties style:font-name="Times New Roman" fo:font-size="12pt" fo:font-style="normal" fo:font-weight="normal" officeooo:rsid="00597c42" officeooo:paragraph-rsid="005d9be3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2">
      <style:text-properties style:font-name="Times New Roman" fo:font-size="12pt" fo:font-style="normal" fo:font-weight="normal" officeooo:rsid="005924f5" officeooo:paragraph-rsid="005924f5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2">
      <style:text-properties style:font-name="Times New Roman" fo:font-size="12pt" fo:font-style="normal" fo:font-weight="normal" officeooo:rsid="005d9be3" officeooo:paragraph-rsid="005d9be3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style:font-name="Times New Roman" fo:font-size="12pt" fo:font-style="normal" fo:font-weight="normal" officeooo:rsid="005be5b5" officeooo:paragraph-rsid="005be5b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text-properties style:font-name="Times New Roman" fo:font-size="12pt" fo:font-style="normal" fo:font-weight="normal" officeooo:rsid="0010cd14" officeooo:paragraph-rsid="0010cd1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2">
      <style:text-properties style:font-name="Times New Roman" fo:font-size="12pt" fo:font-style="normal" fo:font-weight="normal" officeooo:rsid="00621b80" officeooo:paragraph-rsid="00621b8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2">
      <style:text-properties style:font-name="Times New Roman" fo:font-size="12pt" fo:font-style="normal" fo:font-weight="normal" officeooo:rsid="00622835" officeooo:paragraph-rsid="00622835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2">
      <style:paragraph-properties fo:break-before="page"/>
      <style:text-properties style:font-name="Times New Roman" fo:font-size="12pt" fo:font-style="normal" fo:font-weight="normal" officeooo:rsid="004b61a9" officeooo:paragraph-rsid="0051a59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 style:list-style-name="L2">
      <style:paragraph-properties fo:text-align="justify" style:justify-single-word="false"/>
      <style:text-properties style:font-name="Times New Roman" fo:font-size="12pt" fo:font-style="normal" fo:font-weight="normal" officeooo:rsid="0049e43f" officeooo:paragraph-rsid="006141a1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3">
      <style:paragraph-properties fo:text-align="justify" style:justify-single-word="false"/>
      <style:text-properties style:font-name="Times New Roman" fo:font-size="12pt" fo:font-style="normal" fo:font-weight="normal" officeooo:rsid="00a63bc9" officeooo:paragraph-rsid="00a63bc9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6141a1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460414" style:font-size-asian="16pt" style:font-weight-asian="bold" style:font-size-complex="1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95f67" style:font-weight-asian="bold" style:font-weight-complex="bold"/>
    </style:style>
    <style:style style:name="T7" style:family="text">
      <style:text-properties fo:font-weight="bold" officeooo:rsid="00622835" style:font-weight-asian="bold" style:font-weight-complex="bold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924f5" style:font-style-asian="italic" style:font-style-complex="italic"/>
    </style:style>
    <style:style style:name="T11" style:family="text">
      <style:text-properties fo:font-style="italic" officeooo:rsid="00595f67" style:font-style-asian="italic" style:font-style-complex="italic"/>
    </style:style>
    <style:style style:name="T12" style:family="text">
      <style:text-properties officeooo:rsid="00a3c2f4"/>
    </style:style>
    <style:style style:name="T13" style:family="text">
      <style:text-properties officeooo:rsid="0051a591"/>
    </style:style>
    <style:style style:name="T14" style:family="text">
      <style:text-properties officeooo:rsid="00557baf"/>
    </style:style>
    <style:style style:name="T15" style:family="text">
      <style:text-properties officeooo:rsid="0056c0b2"/>
    </style:style>
    <style:style style:name="T16" style:family="text">
      <style:text-properties officeooo:rsid="00580fa5"/>
    </style:style>
    <style:style style:name="T17" style:family="text">
      <style:text-properties officeooo:rsid="005924f5"/>
    </style:style>
    <style:style style:name="T18" style:family="text">
      <style:text-properties officeooo:rsid="00595f67"/>
    </style:style>
    <style:style style:name="T19" style:family="text">
      <style:text-properties officeooo:rsid="005a58a6"/>
    </style:style>
    <style:style style:name="T20" style:family="text">
      <style:text-properties officeooo:rsid="005a6f8e"/>
    </style:style>
    <style:style style:name="T21" style:family="text">
      <style:text-properties officeooo:rsid="005b508b"/>
    </style:style>
    <style:style style:name="T22" style:family="text">
      <style:text-properties officeooo:rsid="005d9be3"/>
    </style:style>
    <style:style style:name="T23" style:family="text">
      <style:text-properties officeooo:rsid="005ff0ee"/>
    </style:style>
    <style:style style:name="T24" style:family="text">
      <style:text-properties officeooo:rsid="00601dd5"/>
    </style:style>
    <style:style style:name="T25" style:family="text">
      <style:text-properties officeooo:rsid="006141a1"/>
    </style:style>
    <style:style style:name="T26" style:family="text">
      <style:text-properties officeooo:rsid="00622835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text:style-name="WW_5f_CharLFO2LVL3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tar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tarSymbol"/>
      </text:list-level-style-bullet>
      <text:list-level-style-bullet text:level="5" text:style-name="WW_5f_CharLFO2LVL5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StarSymbol"/>
      </text:list-level-style-bullet>
      <text:list-level-style-bullet text:level="6" text:style-name="WW_5f_CharLFO2LVL6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tar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tarSymbol"/>
      </text:list-level-style-bullet>
      <text:list-level-style-bullet text:level="8" text:style-name="WW_5f_CharLFO2LVL8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tarSymbol"/>
      </text:list-level-style-bullet>
      <text:list-level-style-bullet text:level="9" text:style-name="WW_5f_CharLFO2LVL9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ESTUDO DIRIGIDO: </text:span><text:span text:style-name="T4">I</text:span><text:span text:style-name="T3">ntrodução a Redes com GNU/Linux</text:span></text:p>
      <text:p text:style-name="P6"><text:span text:style-name="Fonte_20_parág._20_padrão"><text:span text:style-name="T1">(COLOQUE <text:s/>SEU NOME AQUI)</text:span></text:span></text:p>
      <text:p text:style-name="P7"/>
      <text:p text:style-name="P7">INSTRUÇÕES:</text:p>
      <text:list xml:id="list2952960550" text:style-name="L1">
        <text:list-item>
          <text:p text:style-name="P15">Os exercícios abaixo deverão ser feitos dentro do terminal do Linux</text:p>
        </text:list-item>
        <text:list-item>
          <text:p text:style-name="P15">Os exercícios estão, em sua maioria, dependentes um dos outros. Ou seja, o segundo depende do primeiro, o terceiro do segundo, e assim sucessivamente. Procure fazê-los na ordem.</text:p>
        </text:list-item>
        <text:list-item>
          <text:p text:style-name="P15"><text:span text:style-name="Fonte_20_parág._20_padrão"><text:span text:style-name="T5">Deverá ser entregue um relatório, até a data final especificada, contendo a sequência de comandos que vocês digitaram para realizar cada item do trabalho. <text:line-break/></text:span></text:span>A sequência de comandos <text:span text:style-name="Fonte_20_parág._20_padrão"><text:span text:style-name="T8">deverá</text:span></text:span> ser um screenshot da tela de terminal com os comandos que vocês utilizaram.</text:p>
        </text:list-item>
        <text:list-item>
          <text:p text:style-name="P16">Os comandos deverão ser explicados, bem como o significado de seus parâmetros.</text:p>
        </text:list-item>
        <text:list-item>
          <text:p text:style-name="P15">Entregue este trabalho em formato PDF! Coloque o seu nome no lugar do nome do aluno acima!</text:p>
        </text:list-item>
      </text:list>
      <text:p text:style-name="Standard"/>
      <text:p text:style-name="P7">ESPECIFICAÇÃO:</text:p>
      <text:list xml:id="list1744276460" text:style-name="L3">
        <text:list-header>
          <text:p text:style-name="P34"/>
        </text:list-header>
      </text:list>
      <text:list xml:id="list4016470722" text:style-name="L2">
        <text:list-item>
          <text:p text:style-name="P33"><text:span text:style-name="T12">C</text:span>onfigure a máquina virtual para ser executada com a placa <text:span text:style-name="T14">de rede </text:span>em modo bridge, conforme mostrado em aula</text:p>
          <text:p text:style-name="P33"/>
        </text:list-item>
        <text:list-item>
          <text:p text:style-name="P17">Force a execução do DHCP usando o comando <text:span text:style-name="T9">ifconfig</text:span> . <text:span text:style-name="T16">Após, c</text:span>om esse comando, descubra;</text:p>
          <text:list>
            <text:list-item>
              <text:p text:style-name="P17">O IP da máquina</text:p>
            </text:list-item>
            <text:list-item>
              <text:p text:style-name="P17">O endereço MAC</text:p>
            </text:list-item>
            <text:list-item>
              <text:p text:style-name="P17">A máscara de rede.</text:p>
            </text:list-item>
            <text:list-item>
              <text:p text:style-name="P17">O gateway padrão</text:p>
              <text:p text:style-name="P18"/>
            </text:list-item>
          </text:list>
        </text:list-item>
        <text:list-item>
          <text:p text:style-name="P19">Descubra o DNS do site <text:a xlink:type="simple" xlink:href="http://www.cefet-rj.br/" text:style-name="Internet_20_link" text:visited-style-name="Visited_20_Internet_20_Link">www.cefet-rj.br</text:a> . Em seguida:</text:p>
          <text:list>
            <text:list-item>
              <text:p text:style-name="P19">Avalie o desempenho de acesso ao site externamente</text:p>
            </text:list-item>
            <text:list-item>
              <text:p text:style-name="P19">Avalie o desempenho de acesso ao site internamente ( ou seja, descubra o IP da servidor de <text:a xlink:type="simple" xlink:href="http://www.cefet-rj.br/" text:style-name="Internet_20_link" text:visited-style-name="Visited_20_Internet_20_Link">www.cefet-rj.br</text:a> <text:span text:style-name="T15">)</text:span></text:p>
            </text:list-item>
            <text:list-item>
              <text:p text:style-name="P19">Avalie o desempenho do DNS <text:span text:style-name="T13">usado pelo</text:span> site <text:span text:style-name="T19">(descubra o DNS antes ...)</text:span></text:p>
            </text:list-item>
            <text:list-item>
              <text:p text:style-name="P19">Avalie o desempenho <text:span text:style-name="T19">do </text:span>DNS do google. <text:span text:style-name="T19">Entre a letra c e d, qual dos 2 é mais rápido?</text:span></text:p>
              <text:p text:style-name="P19"><text:line-break/>Baseado nos resultados, responda: qual é o gargalo da velocidade de acesso do site <text:a xlink:type="simple" xlink:href="http://www.cefet-rj.br/" text:style-name="Internet_20_link" text:visited-style-name="Visited_20_Internet_20_Link">www.cefet-rj.br</text:a>?</text:p>
            </text:list-item>
          </text:list>
        </text:list-item>
      </text:list>
      <text:p text:style-name="P13"/>
      <text:list xml:id="list154946018290534" text:continue-numbering="true" text:style-name="L2">
        <text:list-item>
          <text:p text:style-name="P20">Execute um ping com broadcast para toda a rede. Quantas máquinas responderam?</text:p>
          <text:p text:style-name="P32"/>
          <text:p text:style-name="P20"/>
        </text:list-item>
        <text:list-item>
          <text:p text:style-name="P22">Mude o IP de sua máquina, <text:span text:style-name="T20">ainda na mesma rede do execício 2, para</text:span>: 192.168.<text:span text:style-name="T25">x</text:span>.<text:span text:style-name="T25">y</text:span> . </text:p>
          <text:list>
            <text:list-item>
              <text:p text:style-name="P22"><text:span text:style-name="T25">x deverá estar de acordo com o a rede do laboratório, e todos os bits que não fazem parte da rede deverão ser iguais a 1.</text:span></text:p>
              <text:p text:style-name="P22"/>
              <text:p text:style-name="P30">Por exemplo: <text:span text:style-name="T26">se a rede for 192.168.32.0/22, significa dizer que do octeto x os 3 últimos bits não fazem parte da rede e, portanto, </text:span><text:span text:style-name="T7">deverão ser iguais a 1</text:span><text:span text:style-name="T26">.</text:span></text:p>
              <text:p text:style-name="P30"/>
              <text:p text:style-name="P31">Nesse exemplo, portanto, x seria igual a 35 <text:s/>(0010.0000 + 0000.0011)</text:p>
              <text:p text:style-name="P31"/>
            </text:list-item>
            <text:list-item>
              <text:p text:style-name="P23"><text:span text:style-name="T25">y</text:span> deverá ser sua posição na chamada na turma <text:span text:style-name="T6">mais</text:span><text:span text:style-name="T18"> 200</text:span></text:p>
              <text:p text:style-name="P23"/>
              <text:p text:style-name="P23"><text:span text:style-name="T18">Exemplo: Considerando o item anterior e se você for o primeiro na chamada, seu IP deverá ser 192.168.35.201</text:span></text:p>
            </text:list-item>
          </text:list>
          <text:p text:style-name="P24"/>
        </text:list-item>
        <text:list-item>
          <text:p text:style-name="P21">Modifique o arquivo <text:span text:style-name="T9">/etc/hostname</text:span> para que a máquina tenha seu nome seguido do último nome.</text:p>
          <text:p text:style-name="P21">Exemplo: <text:span text:style-name="T17">Para “Bruno Policarpo Toledo Freitas” o nome da máquina deverá ser ser </text:span><text:span text:style-name="T10">brunofreitas</text:span><text:span text:style-name="T17">.</text:span></text:p>
          <text:p text:style-name="P21"/>
        </text:list-item>
        <text:list-item>
          <text:p text:style-name="P26">Adicione no arquivo <text:span text:style-name="T9">/</text:span><text:span text:style-name="T11">etc/hosts </text:span><text:span text:style-name="T18">todas as máquinas dos seus colegas.</text:span></text:p>
          <text:p text:style-name="P26"/>
        </text:list-item>
        <text:list-item>
          <text:p text:style-name="P27">Execute um ping para as máquinas dos colegas que estão a sua esquerda e direita <text:span text:style-name="T23">por nome da máquina</text:span>. Você conseguiu? Se não, corrija-os até conseguir ...</text:p>
          <text:p text:style-name="P27"/>
        </text:list-item>
        <text:list-item>
          <text:p text:style-name="P25"><text:span text:style-name="T22">E</text:span>xecute um <text:span text:style-name="T9">ping</text:span> <text:span text:style-name="T22">com broadcast para a rede</text:span>. </text:p>
          <text:p text:style-name="P25">Você obteve respostas <text:span text:style-name="T24">de quantas máquinas de todos os colegas</text:span>?</text:p>
          <text:p text:style-name="P28">Se não, descubra o que está errado (provavelmente com eles …) e corrija-os.</text:p>
        </text:list-item>
      </text:list>
      <text:p text:style-name="P12"/>
      <text:p text:style-name="P11"/>
      <text:p text:style-name="P11"/>
      <text:p text:style-name="P10"/>
      <text:list xml:id="list154945262516709" text:continue-numbering="true" text:style-name="L2">
        <text:list-header>
          <text:p text:style-name="P29"/>
        </text:list-header>
      </text:list>
      <text:p text:style-name="P9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源ノ角ゴシック Heavy" svg:font-family="'源ノ角ゴシック Heavy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3465af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fo:hyphenation-remain-char-count="2" fo:hyphenation-push-char-count="2"/>
    </style:style>
    <style:style style:name="Text_20_body" style:display-name="Text body" style:family="paragraph" style:parent-style-name="Padrão" style:default-outline-level="" style:class="text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2" fo:hyphenation-push-char-count="2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1" style:display-name="lyt-movwaves~LT~Gliederung 1" style:family="paragraph" style:default-outline-level="">
      <style:paragraph-properties fo:margin-left="1.088cm" fo:margin-right="0cm" fo:margin-top="0cm" fo:margin-bottom="0.453cm" loext:contextual-spacing="false" fo:text-align="start" style:justify-single-word="false" fo:orphans="2" fo:widows="2" fo:text-indent="-0.817cm" style:auto-text-indent="fals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margin-left="0cm" fo:margin-right="0cm" fo:text-align="center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9.79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8.701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7.615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6.526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5.44cm" fo:margin-right="0cm" fo:margin-top="0cm" fo:margin-bottom="0.09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352cm" fo:margin-right="0cm" fo:margin-top="0cm" fo:margin-bottom="0.18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263cm" fo:margin-right="0cm" fo:margin-top="0cm" fo:margin-bottom="0.272cm" loext:contextual-spacing="false" fo:text-indent="-0.543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177cm" fo:margin-right="0cm" fo:margin-top="0cm" fo:margin-bottom="0.362cm" loext:contextual-spacing="false" fo:text-indent="-0.725cm" style:auto-text-indent="false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1" style:display-name="keyboard~LT~Gliederung 1" style:family="paragraph" style:default-outline-level="">
      <style:paragraph-properties fo:margin-left="1.087cm" fo:margin-right="0cm" fo:margin-top="0cm" fo:margin-bottom="0.452cm" loext:contextual-spacing="false" fo:text-align="start" style:justify-single-word="false" fo:orphans="2" fo:widows="2" fo:text-indent="-0.815cm" style:auto-text-indent="fals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Hintergrund" style:display-name="User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Hintergrundobjekte" style:display-name="User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UserTemplate_7e_LT_7e_Notizen" style:display-name="User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Untertitel" style:display-name="User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Titel" style:display-name="UserTemplate~LT~Titel" style:family="paragraph" style:default-outline-level="">
      <style:paragraph-properties fo:text-align="center" style:justify-single-word="false" fo:orphans="2" fo:widows="2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UserTemplate_7e_LT_7e_Gliederung_20_9" style:display-name="UserTemplate~LT~Gliederung 9" style:family="paragraph" style:parent-style-name="UserTemplate_7e_LT_7e_Gliederung_20_8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8" style:display-name="UserTemplate~LT~Gliederung 8" style:family="paragraph" style:parent-style-name="UserTemplate_7e_LT_7e_Gliederung_20_7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7" style:display-name="UserTemplate~LT~Gliederung 7" style:family="paragraph" style:parent-style-name="UserTemplate_7e_LT_7e_Gliederung_20_6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6" style:display-name="UserTemplate~LT~Gliederung 6" style:family="paragraph" style:parent-style-name="UserTemplate_7e_LT_7e_Gliederung_20_5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5" style:display-name="UserTemplate~LT~Gliederung 5" style:family="paragraph" style:parent-style-name="UserTemplate_7e_LT_7e_Gliederung_20_4" style:default-outline-level="">
      <style:paragraph-properties fo:margin-left="0cm" fo:margin-right="0cm" fo:margin-top="0.0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4" style:display-name="UserTemplate~LT~Gliederung 4" style:family="paragraph" style:parent-style-name="UserTemplate_7e_LT_7e_Gliederung_20_3" style:default-outline-level="">
      <style:paragraph-properties fo:margin-left="0cm" fo:margin-right="0cm" fo:margin-top="0.18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UserTemplate_7e_LT_7e_Gliederung_20_3" style:display-name="UserTemplate~LT~Gliederung 3" style:family="paragraph" style:parent-style-name="UserTemplate_7e_LT_7e_Gliederung_20_2" style:default-outline-level="">
      <style:paragraph-properties fo:margin-left="0cm" fo:margin-right="0cm" fo:margin-top="0.27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UserTemplate_7e_LT_7e_Gliederung_20_2" style:display-name="UserTemplate~LT~Gliederung 2" style:family="paragraph" style:parent-style-name="UserTemplate_7e_LT_7e_Gliederung_20_1" style:default-outline-level="">
      <style:paragraph-properties fo:margin-left="0cm" fo:margin-right="0cm" fo:margin-top="0.362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UserTemplate_7e_LT_7e_Gliederung_20_1" style:display-name="UserTemplate~LT~Gliederung 1" style:family="paragraph" style:default-outline-level="">
      <style:paragraph-properties fo:margin-left="0cm" fo:margin-right="0cm" fo:margin-top="0.453cm" fo:margin-bottom="0cm" loext:contextual-spacing="false" fo:text-align="start" style:justify-single-word="false" fo:orphans="2" fo:widows="2" fo:text-indent="0cm" style:auto-text-indent="false" style:writing-mode="lr-tb"/>
      <style:text-properties fo:color="#0000ff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3" style:display-name="Padrão_3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2" style:display-name="Padrão_2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5f_1" style:display-name="Padrão_1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bject_20_with_20_no_20_fill_20_and_20_no_20_line" style:display-name="Object with no fill and no line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left="0cm" fo:margin-right="0cm" fo:margin-top="0cm" fo:margin-bottom="0.09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left="0cm" fo:margin-right="0cm" fo:margin-top="0cm" fo:margin-bottom="0.18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left="0cm" fo:margin-right="0cm" fo:margin-top="0cm" fo:margin-bottom="0.27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left="0cm" fo:margin-right="0cm" fo:margin-top="0cm" fo:margin-bottom="0.362cm" loext:contextual-spacing="false" fo:text-indent="0cm" style:auto-text-indent="false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trutura_20_de_20_tópicos_20_1" style:display-name="Estrutura de tópicos 1" style:family="paragraph" style:default-outline-level="">
      <style:paragraph-properties fo:margin-left="0cm" fo:margin-right="0cm" fo:margin-top="0cm" fo:margin-bottom="0.452cm" loext:contextual-spacing="false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family="'源ノ角ゴシック Heavy'" style:font-family-generic="roman" style:font-pitch="variable" fo:font-size="16pt" fo:font-weight="normal" style:letter-kerning="true" style:font-name-asian="DejaVu Sans" style:font-family-asian="'DejaVu Sans'" style:font-family-generic-asian="system" style:font-pitch-asian="variable" style:font-size-asian="16pt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" style:display-name="Padrão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Padrão_7e_LT_7e_Hintergrundobjekte" style:display-name="Padrão~LT~Hintergrundobjekte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Padrão_7e_LT_7e_Notizen" style:display-name="Padrão~LT~Notizen" style:family="paragraph" style:default-outline-level="">
      <style:paragraph-properties fo:margin-left="0cm" fo:margin-right="0cm" fo:margin-top="0.159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Untertitel" style:display-name="Padrão~LT~Untertitel" style:family="paragraph" style:default-outline-level="">
      <style:paragraph-properties fo:margin-left="0cm" fo:margin-right="0cm" fo:margin-top="0.282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Titel" style:display-name="Padrão~LT~Titel" style:family="paragraph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Padrão_7e_LT_7e_Gliederung_20_9" style:display-name="Padrão~LT~Gliederung 9" style:family="paragraph" style:parent-style-name="Padrão_7e_LT_7e_Gliederung_20_8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8" style:display-name="Padrão~LT~Gliederung 8" style:family="paragraph" style:parent-style-name="Padrão_7e_LT_7e_Gliederung_20_7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7" style:display-name="Padrão~LT~Gliederung 7" style:family="paragraph" style:parent-style-name="Padrão_7e_LT_7e_Gliederung_20_6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6" style:display-name="Padrão~LT~Gliederung 6" style:family="paragraph" style:parent-style-name="Padrão_7e_LT_7e_Gliederung_20_5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5" style:display-name="Padrão~LT~Gliederung 5" style:family="paragraph" style:parent-style-name="Padrão_7e_LT_7e_Gliederung_20_4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4" style:display-name="Padrão~LT~Gliederung 4" style:family="paragraph" style:parent-style-name="Padrão_7e_LT_7e_Gliederung_20_3" style:default-outline-level="">
      <style:paragraph-properties fo:margin-left="0cm" fo:margin-right="0cm" fo:margin-top="0.176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Padrão_7e_LT_7e_Gliederung_20_3" style:display-name="Padrão~LT~Gliederung 3" style:family="paragraph" style:parent-style-name="Padrão_7e_LT_7e_Gliederung_20_2" style:default-outline-level="">
      <style:paragraph-properties fo:margin-left="0cm" fo:margin-right="0cm" fo:margin-top="0.212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_7e_LT_7e_Gliederung_20_2" style:display-name="Padrão~LT~Gliederung 2" style:family="paragraph" style:parent-style-name="Padrão_7e_LT_7e_Gliederung_20_1" style:default-outline-level="">
      <style:paragraph-properties fo:margin-left="0cm" fo:margin-right="0cm" fo:margin-top="0.245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Padrão_7e_LT_7e_Gliederung_20_1" style:display-name="Padrão~LT~Gliederung 1" style:family="paragraph" style:default-outline-level="">
      <style:paragraph-properties fo:margin-left="0cm" fo:margin-right="0cm" fo:margin-top="0.282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3333cc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.6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odapé_20_Char" style:display-name="Rodapé Char" style:family="text" style:parent-style-name="Fonte_20_parág._20_padrão"/>
    <style:style style:name="WW_5f_CharLFO2LVL3" style:display-name="WW_CharLFO2LVL3" style:family="text">
      <style:text-properties style:font-name="StarSymbol" fo:font-family="StarSymbol" style:font-family-generic="system" style:font-charset="x-symbol"/>
    </style:style>
    <style:style style:name="WW_5f_CharLFO2LVL4" style:display-name="WW_CharLFO2LVL4" style:family="text">
      <style:text-properties style:font-name="StarSymbol" fo:font-family="StarSymbol" style:font-family-generic="system" style:font-charset="x-symbol"/>
    </style:style>
    <style:style style:name="WW_5f_CharLFO2LVL5" style:display-name="WW_CharLFO2LVL5" style:family="text">
      <style:text-properties style:font-name="StarSymbol" fo:font-family="StarSymbol" style:font-family-generic="system" style:font-charset="x-symbol"/>
    </style:style>
    <style:style style:name="WW_5f_CharLFO2LVL6" style:display-name="WW_CharLFO2LVL6" style:family="text">
      <style:text-properties style:font-name="StarSymbol" fo:font-family="StarSymbol" style:font-family-generic="system" style:font-charset="x-symbol"/>
    </style:style>
    <style:style style:name="WW_5f_CharLFO2LVL7" style:display-name="WW_CharLFO2LVL7" style:family="text">
      <style:text-properties style:font-name="StarSymbol" fo:font-family="StarSymbol" style:font-family-generic="system" style:font-charset="x-symbol"/>
    </style:style>
    <style:style style:name="WW_5f_CharLFO2LVL8" style:display-name="WW_CharLFO2LVL8" style:family="text">
      <style:text-properties style:font-name="StarSymbol" fo:font-family="StarSymbol" style:font-family-generic="system" style:font-charset="x-symbol"/>
    </style:style>
    <style:style style:name="WW_5f_CharLFO2LVL9" style:display-name="WW_CharLFO2LVL9" style:family="text">
      <style:text-properties style:font-name="StarSymbol" fo:font-family="StarSymbol" style:font-family-generic="system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Symbol" fo:font-family="Symbol" style:font-family-generic="roman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7.002cm" fo:margin-left="0cm" table:align="left"/>
    </style:style>
    <style:style style:name="Tabela1.A" style:family="table-column">
      <style:table-column-properties style:column-width="5.667cm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margin-left="-0.203cm" fo:margin-right="0cm" fo:text-indent="0cm" style:auto-text-indent="false">
        <style:tab-stops>
          <style:tab-stop style:position="8.703cm" style:type="center"/>
          <style:tab-stop style:position="17.203cm" style:type="right"/>
        </style:tab-stops>
      </style:paragraph-properties>
    </style:style>
    <style:style style:name="MP4" style:family="paragraph" style:parent-style-name="Header">
      <style:paragraph-properties fo:text-align="center" style:justify-single-word="false"/>
    </style:style>
    <style:style style:name="MP5" style:family="paragraph" style:parent-style-name="Header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Ministério da Educação</text:p>
        <text:p text:style-name="MP2">Centro Federal de Educação Tecnológica Celso Suckow da Fonseca</text:p>
        <text:p text:style-name="MP2">UNED Nova Friburgo</text:p>
        <text:p text:style-name="MP2">Curso Técnico em Informática Integrado ao Ensino Médio</text:p>
        <text:p text:style-name="MP2">Disciplina de Sistemas Operacionais</text:p>
        <text:p text:style-name="MP2">Professor Bruno Policarpo Toledo Freitas</text:p>
      </style:header>
      <style:footer>
        <table:table table:name="Tabela1" table:style-name="Tabela1">
          <table:table-column table:style-name="Tabela1.A" table:number-columns-repeated="3"/>
          <table:table-row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  <meta:creation-date>2019-07-08T19:38:00Z</meta:creation-date>
    <dc:date>2019-09-13T15:49:10.678000000</dc:date>
    <meta:editing-cycles>77</meta:editing-cycles>
    <meta:editing-duration>PT5H28M2S</meta:editing-duration>
    <meta:document-statistic meta:table-count="1" meta:image-count="0" meta:object-count="0" meta:page-count="2" meta:paragraph-count="41" meta:word-count="530" meta:character-count="3034" meta:non-whitespace-character-count="2544"/>
    <meta:template xlink:type="simple" xlink:actuate="onRequest" xlink:title="" xlink:href="Normal.dotm"/>
  </office:meta>
</office:document-meta>
</file>